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387cm" svg:y="6.349cm">
          <text:p xml:id="id1" text:id="id1" text:style-name="P1"><text:span text:style-name="T1">Terimakasi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174cm" svg:y="13.333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30:06.149357200</meta:creation-date>
    <dc:date>2021-12-29T14:30:19.067807611</dc:date>
    <meta:editing-duration>PT13S</meta:editing-duration>
    <meta:editing-cycles>1</meta:editing-cycles>
    <meta:document-statistic meta:object-count="37"/>
    <meta:generator>LibreOffice/6.4.7.2$Linux_X86_64 LibreOffice_project/40$Build-2</meta:generator>
  </office:meta>
</office:document-meta>
</file>